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755038097475076591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519617704226360707" text:style-name="L2">
        <text:list-item>
          <text:list>
            <text:list-header>
              <text:p text:style-name="P22">41.8 miles in the last week </text:p>
              <text:p text:style-name="P22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4"> miles - a training run for the marathon</text:span></text:p>
      <text:p text:style-name="P16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6">1<text:span text:style-name="T3">st</text:span> <text:s/>6 miles: <text:tab/>10:35, 9:59, 9:57, 9:58, 9:47, 9:30 <text:tab/>Average = <text:s/>9:57</text:p>
      <text:p text:style-name="P16">2<text:span text:style-name="T3">nd</text:span> 6 miles: <text:tab/>10:37, 9:57, 9:57, 9:53, 9:45, 8:29 <text:tab/>Average = <text:s/>9:56</text:p>
      <text:p text:style-name="P16">3<text:span text:style-name="T3">rd</text:span> 6 miles:<text:tab/><text:tab/>10:27, 9:41, 9:33, 9:15, 8:57, 8:50<text:tab/>Average = <text:s/>9:27</text:p>
      <text:p text:style-name="P16">The last 2 miles:<text:tab/> <text:s/>8:59, 9:18<text:tab/><text:tab/></text:p>
      <text:p text:style-name="P16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54 + 16 = 70 ounces or 3.5 ounces per mile. <text:s/>With 16 additional ounces I would have lost about 2 pounds which I know from experience does not affect my running. I walked and jogged ¼ miles to warm down.</text:p>
      <text:p text:style-name="P16"/>
      <text:p text:style-name="P15">Now I will start resting for the Erie Marathon in 12 days.</text:p>
      <text:p text:style-name="P15"/>
      <text:p text:style-name="P15"><text:span text:style-name="T2">Wed 8/30/2017</text:span> 4.25 miles</text:p>
      <text:p text:style-name="P16">I walked and ran 4 miles on hilly roads. <text:s/>I walked ¼ mile, ran ¼ mile and repeated until I reached 4 miles. The average pace was 12:50/mi. <text:s/>I warmed down with a ¼ mile walk. </text:p>
      <text:p text:style-name="P16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30T14:24:36.15</dc:date>
    <dc:creator>James Lombardi</dc:creator>
    <meta:editing-duration>PT20H22M48S</meta:editing-duration>
    <meta:editing-cycles>117</meta:editing-cycles>
    <meta:generator>OpenOffice/4.1.2$Win32 OpenOffice.org_project/412m3$Build-9782</meta:generator>
    <meta:document-statistic meta:table-count="0" meta:image-count="0" meta:object-count="0" meta:page-count="8" meta:paragraph-count="145" meta:word-count="3098" meta:character-count="15724"/>
  </office:meta>
</office:document-meta>
</file>